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in" table:align="margins"/>
    </style:style>
    <style:style style:name="Table1.A" style:family="table-column">
      <style:table-column-properties style:column-width="0.8333in" style:rel-column-width="7691*"/>
    </style:style>
    <style:style style:name="Table1.B" style:family="table-column">
      <style:table-column-properties style:column-width="0.6458in" style:rel-column-width="5961*"/>
    </style:style>
    <style:style style:name="Table1.C" style:family="table-column">
      <style:table-column-properties style:column-width="5.6208in" style:rel-column-width="518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0.2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background-color="transparent" fo:padding="0.0382in" fo:border-left="2.25pt solid #000000" fo:border-right="none" fo:border-top="2.25pt solid #000000" fo:border-bottom="0.5pt solid #000000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2.25pt solid #000000" fo:border-bottom="0.5pt solid #000000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0.5pt solid #000000" fo:border-top="2.25pt solid #000000" fo:border-bottom="0.5pt solid #000000">
        <style:background-image/>
      </style:table-cell-properties>
    </style:style>
    <style:style style:name="Table1.A5" style:family="table-cell">
      <style:table-cell-properties fo:background-color="transparent" fo:padding="0.0382in" fo:border-left="2.2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transparent" fo:padding="0.0382in" fo:border-left="2.25pt solid #000000" fo:border-right="none" fo:border-top="none" fo:border-bottom="2.25pt solid #000000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000000" fo:border-right="none" fo:border-top="none" fo:border-bottom="2.25pt solid #000000">
        <style:background-image/>
      </style:table-cell-properties>
    </style:style>
    <style:style style:name="Table1.C10" style:family="table-cell">
      <style:table-cell-properties fo:background-color="transparent" fo:padding="0.0382in" fo:border-left="0.5pt solid #000000" fo:border-right="0.5pt solid #000000" fo:border-top="none" fo:border-bottom="2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931f8" officeooo:paragraph-rsid="001931f8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1931f8" officeooo:paragraph-rsid="001931f8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Liberation Sans" fo:font-size="9pt" fo:font-weight="bold" officeooo:rsid="001931f8" officeooo:paragraph-rsid="001931f8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9pt" officeooo:rsid="0019fcb9" officeooo:paragraph-rsid="0019fcb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9pt" fo:font-style="normal" fo:font-weight="normal" officeooo:rsid="002d56d5" officeooo:paragraph-rsid="002f812a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able_20_Contents">
      <style:text-properties style:font-name="Liberation Mono" fo:font-size="9pt" officeooo:rsid="0019fcb9" officeooo:paragraph-rsid="0019fcb9" style:font-size-asian="9pt" style:font-size-complex="9pt"/>
    </style:style>
    <style:style style:name="P7" style:family="paragraph" style:parent-style-name="Table_20_Contents">
      <style:text-properties style:font-name="Liberation Mono" fo:font-size="9pt" officeooo:rsid="001a3451" officeooo:paragraph-rsid="001a3451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9pt" officeooo:rsid="001c0afb" officeooo:paragraph-rsid="001c0afb" style:font-size-asian="9pt" style:font-size-complex="9pt"/>
    </style:style>
    <style:style style:name="P9" style:family="paragraph" style:parent-style-name="Table_20_Contents">
      <style:text-properties style:font-name="Liberation Mono" fo:font-size="9pt" officeooo:rsid="001c0afb" officeooo:paragraph-rsid="001c0afb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9pt" officeooo:rsid="001c8324" officeooo:paragraph-rsid="001c8324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9pt" officeooo:rsid="002f812a" officeooo:paragraph-rsid="002f812a" style:font-size-asian="9pt" style:font-size-complex="9pt"/>
    </style:style>
    <style:style style:name="P12" style:family="paragraph" style:parent-style-name="Table_20_Contents">
      <style:text-properties style:font-name="Liberation Mono" fo:font-size="9pt" officeooo:rsid="001c8324" officeooo:paragraph-rsid="001c8324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9pt" officeooo:rsid="001dd85d" officeooo:paragraph-rsid="001dd85d" style:font-size-asian="9pt" style:font-size-complex="9pt"/>
    </style:style>
    <style:style style:name="P14" style:family="paragraph" style:parent-style-name="Table_20_Contents">
      <style:text-properties style:font-name="Liberation Mono" fo:font-size="9pt" officeooo:rsid="001dd85d" officeooo:paragraph-rsid="001dd85d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9pt" officeooo:rsid="001f2ca1" officeooo:paragraph-rsid="001f2ca1" style:font-size-asian="9pt" style:font-size-complex="9pt"/>
    </style:style>
    <style:style style:name="P16" style:family="paragraph" style:parent-style-name="Table_20_Contents">
      <style:text-properties style:font-name="Liberation Mono" fo:font-size="9pt" officeooo:rsid="001f2ca1" officeooo:paragraph-rsid="001f2ca1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9pt" officeooo:rsid="001f2f73" officeooo:paragraph-rsid="001f2f73" style:font-size-asian="9pt" style:font-size-complex="9pt"/>
    </style:style>
    <style:style style:name="P18" style:family="paragraph" style:parent-style-name="Table_20_Contents">
      <style:text-properties style:font-name="Liberation Mono" fo:font-size="9pt" officeooo:rsid="001f2f73" officeooo:paragraph-rsid="001f2f73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9pt" officeooo:rsid="0023fe06" officeooo:paragraph-rsid="0023fe06" style:font-size-asian="9pt" style:font-size-complex="9pt"/>
    </style:style>
    <style:style style:name="P20" style:family="paragraph" style:parent-style-name="Table_20_Contents">
      <style:text-properties style:font-name="Liberation Mono" fo:font-size="9pt" officeooo:rsid="0023fe06" officeooo:paragraph-rsid="0023fe06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font-size="9pt" officeooo:rsid="00210276" officeooo:paragraph-rsid="00210276" style:font-size-asian="9pt" style:font-size-complex="9pt"/>
    </style:style>
    <style:style style:name="P22" style:family="paragraph" style:parent-style-name="Table_20_Contents">
      <style:text-properties style:font-name="Liberation Mono" fo:font-size="9pt" officeooo:rsid="00210276" officeooo:paragraph-rsid="00210276" style:font-size-asian="9pt" style:font-size-complex="9pt"/>
    </style:style>
    <style:style style:name="P23" style:family="paragraph" style:parent-style-name="Standard">
      <style:text-properties style:font-name="DejaVu Sans" fo:font-size="9pt" fo:font-style="normal" fo:font-weight="normal" officeooo:rsid="002d56d5" officeooo:paragraph-rsid="001931f8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2f812a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officeooo:rsid="001a345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33bd43"/>
    </style:style>
    <style:style style:name="T6" style:family="text">
      <style:text-properties fo:font-style="italic" style:text-underline-style="solid" style:text-underline-width="auto" style:text-underline-color="font-color" fo:font-weight="bold" officeooo:rsid="00298d48" style:font-style-asian="italic" style:font-weight-asian="bold" style:font-style-complex="italic" style:font-weight-complex="bold"/>
    </style:style>
    <style:style style:name="T7" style:family="text">
      <style:text-properties officeooo:rsid="00257da8"/>
    </style:style>
    <style:style style:name="T8" style:family="text">
      <style:text-properties officeooo:rsid="00239610"/>
    </style:style>
    <style:style style:name="T9" style:family="text">
      <style:text-properties officeooo:rsid="0031d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 Register Descripti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ADDRESS</text:p>
          </table:table-cell>
          <table:table-cell table:style-name="Table1.A1" office:value-type="string">
            <text:p text:style-name="P2">BITS</text:p>
          </table:table-cell>
          <table:table-cell table:style-name="Table1.C1" office:value-type="string">
            <text:p text:style-name="P3">FUNCTION</text:p>
          </table:table-cell>
        </table:table-row>
        <table:table-row table:style-name="Table1.2">
          <table:table-cell table:style-name="Table1.A2" office:value-type="string">
            <text:p text:style-name="P4">$<text:span text:style-name="T1">DF</text:span>00</text:p>
            <text:p text:style-name="P5">57088</text:p>
          </table:table-cell>
          <table:table-cell table:style-name="Table1.A2" office:value-type="string">
            <text:p text:style-name="P4">7-0</text:p>
          </table:table-cell>
          <table:table-cell table:style-name="Table1.C2" office:value-type="string">
            <text:p text:style-name="P6"><text:span text:style-name="T2">Status Register</text:span> – Read Only</text:p>
            <text:p text:style-name="P6"><text:tab/>7 – Interru<text:span text:style-name="T3">pt Pending<text:tab/>1 = Interrupt waiting to be serviced</text:span></text:p>
            <text:p text:style-name="P7"><text:tab/>6 – End of Block<text:tab/><text:tab/>1 = Transfer complete</text:p>
            <text:p text:style-name="P7"><text:tab/>5 – Fault<text:tab/><text:tab/><text:tab/>1 = Block verify error</text:p>
            <text:p text:style-name="P7"><text:tab/>4 – Size<text:tab/><text:tab/><text:tab/>0 = Total expansion = 128K</text:p>
            <text:p text:style-name="P7"><text:tab/><text:tab/><text:tab/><text:tab/><text:tab/>1 = Total expansion = 512K</text:p>
            <text:p text:style-name="P7"><text:tab/>3-0 – Version</text:p>
            <text:p text:style-name="P7"><text:tab/>Note: Bits 7-5 are cleared when this register is read</text:p>
          </table:table-cell>
        </table:table-row>
        <table:table-row table:style-name="Table1.2">
          <table:table-cell table:style-name="Table1.A2" office:value-type="string">
            <text:p text:style-name="P8">$<text:span text:style-name="T1">DF</text:span>01</text:p>
            <text:p text:style-name="P5">5708<text:span text:style-name="T1">9</text:span></text:p>
          </table:table-cell>
          <table:table-cell table:style-name="Table1.A2" office:value-type="string">
            <text:p text:style-name="P8">7-0</text:p>
          </table:table-cell>
          <table:table-cell table:style-name="Table1.C2" office:value-type="string">
            <text:p text:style-name="P9"><text:span text:style-name="T2">Command Register</text:span> – Read/Write</text:p>
            <text:p text:style-name="P9"><text:tab/>7 – <text:span text:style-name="T4">Execute!</text:span><text:tab/><text:tab/><text:tab/>1 = Transfer per current config</text:p>
            <text:p text:style-name="P9"><text:tab/>6 – Reserved</text:p>
            <text:p text:style-name="P9"><text:tab/>5 – Load<text:tab/><text:tab/><text:tab/>1 = Enable AUTOLOAD option</text:p>
            <text:p text:style-name="P9"><text:tab/>4 – FF00<text:tab/><text:tab/><text:tab/>1 = <text:span text:style-name="T5">Execute immediately</text:span></text:p>
            <text:p text:style-name="P9"><text:tab/><text:tab/><text:tab/><text:tab/><text:tab/><text:span text:style-name="T5">0 = Execute after $FF00 gets data</text:span></text:p>
            <text:p text:style-name="P9"><text:tab/>3 – Reserved</text:p>
            <text:p text:style-name="P9"><text:tab/>2 – Reserved</text:p>
            <text:p text:style-name="P9"><text:tab/>1,0 – Transfer type:<text:tab/>00 = transfer from C64 to RAM module</text:p>
            <text:p text:style-name="P9"><text:tab/><text:tab/><text:tab/><text:tab/><text:tab/>01 = transfer from RAM module to C64</text:p>
            <text:p text:style-name="P9"><text:tab/><text:tab/><text:tab/><text:tab/><text:tab/>10 = swap between C64 and RAM module</text:p>
            <text:p text:style-name="P9"><text:tab/><text:tab/><text:tab/><text:tab/><text:tab/>11 = verify C64 and RAM module</text:p>
          </table:table-cell>
        </table:table-row>
        <table:table-row table:style-name="Table1.2">
          <table:table-cell table:style-name="Table1.A4" office:value-type="string">
            <text:p text:style-name="P10">$<text:span text:style-name="T1">DF</text:span>02</text:p>
            <text:p text:style-name="P11">57090</text:p>
          </table:table-cell>
          <table:table-cell table:style-name="Table1.B4" office:value-type="string">
            <text:p text:style-name="P10">7-0</text:p>
          </table:table-cell>
          <table:table-cell table:style-name="Table1.C4" office:value-type="string">
            <text:p text:style-name="P12">C64 Base Address, LSB – Read/Write</text:p>
            <text:p text:style-name="P12"><text:tab/>Lower 8 bits of base address</text:p>
          </table:table-cell>
        </table:table-row>
        <table:table-row table:style-name="Table1.2">
          <table:table-cell table:style-name="Table1.A5" office:value-type="string">
            <text:p text:style-name="P10">$<text:span text:style-name="T1">DF</text:span>03</text:p>
            <text:p text:style-name="P11">57091</text:p>
          </table:table-cell>
          <table:table-cell table:style-name="Table1.B5" office:value-type="string">
            <text:p text:style-name="P10">7-0</text:p>
          </table:table-cell>
          <table:table-cell table:style-name="Table1.C5" office:value-type="string">
            <text:p text:style-name="P12">C64 Base Address, MSB – Read/Write</text:p>
            <text:p text:style-name="P12"><text:tab/>Upper 8 bits of base address</text:p>
          </table:table-cell>
        </table:table-row>
        <table:table-row table:style-name="Table1.2">
          <table:table-cell table:style-name="Table1.A4" office:value-type="string">
            <text:p text:style-name="P10">$<text:span text:style-name="T1">DF</text:span>04</text:p>
            <text:p text:style-name="P11">57092</text:p>
          </table:table-cell>
          <table:table-cell table:style-name="Table1.B4" office:value-type="string">
            <text:p text:style-name="P10">7-0</text:p>
          </table:table-cell>
          <table:table-cell table:style-name="Table1.C4" office:value-type="string">
            <text:p text:style-name="P12">RAM module address, LSB – Read/Write</text:p>
            <text:p text:style-name="P12"><text:tab/>Lower 8 bits of base address</text:p>
          </table:table-cell>
        </table:table-row>
        <table:table-row table:style-name="Table1.2">
          <table:table-cell table:style-name="Table1.A5" office:value-type="string">
            <text:p text:style-name="P10">$<text:span text:style-name="T1">DF</text:span>05</text:p>
            <text:p text:style-name="P11">57093</text:p>
          </table:table-cell>
          <table:table-cell table:style-name="Table1.B5" office:value-type="string">
            <text:p text:style-name="P10">7-0</text:p>
          </table:table-cell>
          <table:table-cell table:style-name="Table1.C5" office:value-type="string">
            <text:p text:style-name="P12">RAM module address, MSB – Read/Write</text:p>
            <text:p text:style-name="P12"><text:tab/>Upper 8 bits of base address</text:p>
          </table:table-cell>
        </table:table-row>
        <table:table-row table:style-name="Table1.2">
          <table:table-cell table:style-name="Table1.A5" office:value-type="string">
            <text:p text:style-name="P13">$<text:span text:style-name="T1">DF</text:span>06</text:p>
            <text:p text:style-name="P11">57094</text:p>
          </table:table-cell>
          <table:table-cell table:style-name="Table1.B5" office:value-type="string">
            <text:p text:style-name="P13">2-0</text:p>
          </table:table-cell>
          <table:table-cell table:style-name="Table1.C5" office:value-type="string">
            <text:p text:style-name="P14">RAM module bank – Read/Write</text:p>
            <text:p text:style-name="P14"><text:tab/>RAM module bank pointer</text:p>
            <text:p text:style-name="P14"><text:tab/>Bits 2 (MSB) to 0 (LSB) are significant</text:p>
          </table:table-cell>
        </table:table-row>
        <table:table-row table:style-name="Table1.2">
          <table:table-cell table:style-name="Table1.A4" office:value-type="string">
            <text:p text:style-name="P15">$<text:span text:style-name="T1">DF</text:span>07</text:p>
            <text:p text:style-name="P11">57095</text:p>
          </table:table-cell>
          <table:table-cell table:style-name="Table1.B4" office:value-type="string">
            <text:p text:style-name="P15">7-0</text:p>
          </table:table-cell>
          <table:table-cell table:style-name="Table1.C4" office:value-type="string">
            <text:p text:style-name="P16">Transfer length, LSB – Read/Write</text:p>
            <text:p text:style-name="P16"><text:tab/>Lower 8 bits of the byte counter</text:p>
          </table:table-cell>
        </table:table-row>
        <table:table-row table:style-name="Table1.2">
          <table:table-cell table:style-name="Table1.A10" office:value-type="string">
            <text:p text:style-name="P17">$<text:span text:style-name="T1">DF</text:span>08</text:p>
            <text:p text:style-name="P11">57096</text:p>
          </table:table-cell>
          <table:table-cell table:style-name="Table1.B10" office:value-type="string">
            <text:p text:style-name="P17">7-0</text:p>
          </table:table-cell>
          <table:table-cell table:style-name="Table1.C10" office:value-type="string">
            <text:p text:style-name="P18">Transfer length, MSB – Read/Write</text:p>
            <text:p text:style-name="P18"><text:tab/>Upper 8 bits of the byte counter</text:p>
          </table:table-cell>
        </table:table-row>
        <table:table-row table:style-name="Table1.2">
          <table:table-cell table:style-name="Table1.A2" office:value-type="string">
            <text:p text:style-name="P19">$<text:span text:style-name="T1">DF</text:span>09</text:p>
            <text:p text:style-name="P11">57097</text:p>
          </table:table-cell>
          <table:table-cell table:style-name="Table1.A2" office:value-type="string">
            <text:p text:style-name="P19">7-5</text:p>
          </table:table-cell>
          <table:table-cell table:style-name="Table1.C2" office:value-type="string">
            <text:p text:style-name="P20"><text:span text:style-name="T2">Interrupt </text:span><text:span text:style-name="T6">M</text:span><text:span text:style-name="T2">ask </text:span><text:span text:style-name="T6">R</text:span><text:span text:style-name="T2">egister</text:span> – Read/Write</text:p>
            <text:p text:style-name="P20"><text:tab/><text:span text:style-name="T7">7 – Interrupt enable<text:tab/>1 = Interrupt enabled</text:span></text:p>
            <text:p text:style-name="P20"><text:tab/><text:span text:style-name="T7">6 – End of Block mask<text:tab/>1 = Interrupt on end of block</text:span></text:p>
            <text:p text:style-name="P20"><text:tab/><text:span text:style-name="T7">5 – Verify error<text:tab/><text:tab/>1 = Interrupt on verify error</text:span></text:p>
          </table:table-cell>
        </table:table-row>
        <table:table-row table:style-name="Table1.2">
          <table:table-cell table:style-name="Table1.A2" office:value-type="string">
            <text:p text:style-name="P21">$<text:span text:style-name="T1">DF</text:span>0<text:span text:style-name="T8">A</text:span></text:p>
            <text:p text:style-name="P11">57098</text:p>
          </table:table-cell>
          <table:table-cell table:style-name="Table1.A2" office:value-type="string">
            <text:p text:style-name="P21">7-6</text:p>
          </table:table-cell>
          <table:table-cell table:style-name="Table1.C2" office:value-type="string">
            <text:p text:style-name="P22"><text:span text:style-name="T2">Address </text:span><text:span text:style-name="T6">C</text:span><text:span text:style-name="T2">ontrol </text:span><text:span text:style-name="T6">R</text:span><text:span text:style-name="T2">egister</text:span> – Read/Write</text:p>
            <text:p text:style-name="P22"><text:tab/>00 = Increment both addresses (default)</text:p>
            <text:p text:style-name="P22"><text:tab/>01 = Fix <text:span text:style-name="T9">RAM module</text:span> addresses</text:p>
            <text:p text:style-name="P22"><text:tab/>10 = Fix C64 addresses</text:p>
            <text:p text:style-name="P22"><text:tab/>11 = Fix both addresses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00:24:47.007519081</meta:creation-date>
    <dc:date>2025-08-25T16:17:06.706700930</dc:date>
    <meta:editing-duration>PT1H7M1S</meta:editing-duration>
    <meta:editing-cycles>31</meta:editing-cycles>
    <meta:generator>LibreOffice/25.2.5.2$Linux_X86_64 LibreOffice_project/520$Build-2</meta:generator>
    <meta:document-statistic meta:table-count="1" meta:image-count="0" meta:object-count="0" meta:page-count="1" meta:paragraph-count="81" meta:word-count="305" meta:character-count="1698" meta:non-whitespace-character-count="1383"/>
  </office:meta>
</office:document-meta>
</file>